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9.13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7.65cm" svg:x="1.301cm" svg:y="3.5cm" presentation:class="subtitle" presentation:user-transformed="true">
          <draw:text-box>
            <text:p text:style-name="P1"><text:span text:style-name="T1">UVOD</text:span></text:p>
            <text:p text:style-name="P1"><text:span text:style-name="T1">Izrada web aplikacij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ositelj kolegija:</text:p>
                <text:p>Marina Rodic</text:p>
                <text:p><text:a xlink:href="mailto:mrodic@oss.unist.hr" xlink:type="simple">mrodic@oss.unist.hr</text:a></text:p>
                <text:p>ured 110 (stara zgrada)</text:p>
                <text:p>termin konzultacija: objavljen na webu ili prema dogovoru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ljevi kolegija</text:p>
              </text:list-item>
              <text:list-item>
                <text:p>Pregled progra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iljevi kolegij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zraditi posluziteljsku web aplikaciju</text:p>
              </text:list-item>
              <text:list-item>
                <text:p>Osposobljenost za izradu manjih aplikacija u programskom jeziku Python i radnom okviru Django</text:p>
              </text:list-item>
              <text:list-item>
                <text:p>Poznavanje problematike sigurnosti vezane uz izradu web aplikacij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rezne i web aplikacije</text:p>
              </text:list-item>
              <text:list-item>
                <text:p>Sockets</text:p>
              </text:list-item>
              <text:list-item>
                <text:p>HTTP protokol</text:p>
                <text:p>stateless (nema stanje)</text:p>
                <text:p>GET/POST/PUT/DEL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eglednici</text:p>
                <text:p>HTML</text:p>
                <text:p>JS i CSS</text:p>
                <text:p>AJAX, JSON</text:p>
              </text:list-item>
              <text:list-item>
                <text:p>Posluzitelj/klijent</text:p>
              </text:list-item>
              <text:list-item>
                <text:p>Staticke i dinamicke web strani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ython i LAMP/WAMP/XAMP platforma</text:p>
              </text:list-item>
              <text:list-item>
                <text:p>Struktura web aplikacije na XAMP platformi</text:p>
                <text:p>Web sucelje</text:p>
                <text:p>Posluziteljska aplikacija</text:p>
                <text:p>Pristup bazama podatak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gramski jezik Python</text:p>
                <text:p>osnove</text:p>
                <text:p>HTML forme</text:p>
                <text:p>Cookies i sessions</text:p>
              </text:list-item>
              <text:list-item>
                <text:p>Relacijske baze podataka</text:p>
                <text:p>SQLite i MySQL</text:p>
                <text:p>Izrada baze</text:p>
                <text:p>SQL upit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Sigurnost web aplikacije</text:p>
                <text:p>Autentikacija i autorizacija</text:p>
                <text:p>Validacija</text:p>
                <text:p>Captcha</text:p>
                <text:p>SQL injection</text:p>
                <text:p>XSS</text:p>
                <text:p>CSRF toke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regled program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VC (MVT) arhitektura</text:p>
              </text:list-item>
              <text:list-item>
                <text:p>Radni okviri (Django)</text:p>
              </text:list-item>
              <text:list-item>
                <text:p>Ajax</text:p>
              </text:list-item>
              <text:list-item>
                <text:p>Predrok i obrane projek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7T21:15:35.092000000</meta:creation-date>
    <meta:editing-duration>PT17M20S</meta:editing-duration>
    <meta:editing-cycles>6</meta:editing-cycles>
    <meta:generator>LibreOffice/7.4.5.1$Windows_X86_64 LibreOffice_project/9c0871452b3918c1019dde9bfac75448afc4b57f</meta:generator>
    <dc:title>Blueprint Plans</dc:title>
    <dc:date>2023-02-21T14:59:45.340000000</dc:date>
    <meta:document-statistic meta:object-count="96"/>
  </office:meta>
</office:document-meta>
</file>